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Arial" fo:font-size="11pt" officeooo:rsid="000a42b7" officeooo:paragraph-rsid="001e662b" style:font-size-asian="11pt" style:font-size-complex="11pt"/>
    </style:style>
    <style:style style:name="P3" style:family="paragraph" style:parent-style-name="Table_20_Contents">
      <style:text-properties officeooo:rsid="001e662b" officeooo:paragraph-rsid="001e662b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Azione_20_sistema">
      <style:text-properties officeooo:rsid="001e662b" officeooo:paragraph-rsid="001e662b"/>
    </style:style>
    <style:style style:name="P6" style:family="paragraph" style:parent-style-name="Azione_20_sistema">
      <style:paragraph-properties fo:margin-left="0cm" fo:margin-right="0cm" fo:text-indent="0cm" style:auto-text-indent="false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style:font-name="Arial" fo:font-size="11pt" officeooo:rsid="000a42b7" officeooo:paragraph-rsid="001e662b" style:font-name-asian="Times New Roman1" style:font-size-asian="11pt" style:font-name-complex="Times New Roman1" style:font-size-complex="11pt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1ee7e5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able_20_Contents">
      <style:text-properties officeooo:rsid="001e662b" officeooo:paragraph-rsid="001ee7e5"/>
    </style:style>
    <style:style style:name="P10" style:family="paragraph" style:parent-style-name="Azione_20_attore">
      <style:text-properties officeooo:rsid="001e662b" officeooo:paragraph-rsid="001e662b"/>
    </style:style>
    <style:style style:name="T1" style:family="text">
      <style:text-properties officeooo:rsid="001e662b"/>
    </style:style>
    <style:style style:name="T2" style:family="text">
      <style:text-properties officeooo:rsid="001eb05d"/>
    </style:style>
    <style:style style:name="T3" style:family="text">
      <style:text-properties officeooo:rsid="001eda08"/>
    </style:style>
    <style:style style:name="T4" style:family="text">
      <style:text-properties officeooo:rsid="001ee7e5"/>
    </style:style>
    <style:style style:name="T5" style:family="text">
      <style:text-properties officeooo:rsid="0002cdbc"/>
    </style:style>
    <style:style style:name="T6" style:family="text">
      <style:text-properties officeooo:rsid="000425b2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Visualizza lista dei tirocinant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9"><text:span text:style-name="T4">N.D.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Impiegat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deve accedere al sistema ed essere riconosciuto come <text:span text:style-name="T3">impiegato</text:span>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354716" text:style-name="Numerazione_20_UC">
              <text:list-item text:start-value="1">
                <text:p text:style-name="P10">L'impiegato entra nell'area per visualizzare l'elenco dei tirocinanti.</text:p>
              </text:list-item>
              <text:list-item>
                <text:p text:style-name="P5">Il sistema riceve la richiesta e risponde inviando la lista all'impiegato.</text:p>
              </text:list-item>
              <text:list-item>
                <text:p text:style-name="P10">L'impiegato prende visione della lista, legge le informazioni ed esce.</text:p>
                <text:p text:style-name="P6"/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L'impiegato chiude l'area relativa alla visualizzazione dei tirocinan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9362523" text:style-name="L1">
              <text:list-item>
                <text:p text:style-name="P7"><text:span text:style-name="T2">L'impiegato</text:span><text:span text:style-name="T1"> </text:span>visualizza un messaggio d'errore che spiega il tipo d'errore riscontrat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2">L'impiegato</text:span> riceve la lista dei tirocinanti o il messaggio d'errore entro 20 secondi.</text:p>
          </table:table-cell>
        </table:table-row>
      </table:table>
      <text:p text:style-name="P8">UC <text:span text:style-name="T4">7a</text:span>: <text:span text:style-name="T6">L</text:span><text:span text:style-name="T4">'impiegato visualizza la lista dei tirocinant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0D</meta:editing-duration>
    <meta:editing-cycles>5</meta:editing-cycles>
    <meta:generator>LibreOffice/3.6$Windows_x86 LibreOffice_project/da8c1e6-fd468f4-454e206-f42a4a9-143cfd</meta:generator>
    <dc:date>2012-10-24T19:23:40.26</dc:date>
    <meta:document-statistic meta:table-count="1" meta:image-count="0" meta:object-count="0" meta:page-count="1" meta:paragraph-count="19" meta:word-count="107" meta:character-count="770" meta:non-whitespace-character-count="686"/>
  </office:meta>
</office:document-meta>
</file>